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7bc2"/>
    </style:style>
    <style:style style:name="P2" style:family="paragraph" style:parent-style-name="Standard">
      <style:text-properties officeooo:rsid="00167bc2" officeooo:paragraph-rsid="00167bc2"/>
    </style:style>
    <style:style style:name="P3" style:family="paragraph" style:parent-style-name="Standard">
      <style:text-properties officeooo:rsid="00167bc2" officeooo:paragraph-rsid="00167bc2"/>
    </style:style>
    <style:style style:name="P4" style:family="paragraph" style:parent-style-name="Standard">
      <style:text-properties officeooo:rsid="00167bc2" officeooo:paragraph-rsid="001a1881"/>
    </style:style>
    <style:style style:name="P5" style:family="paragraph" style:parent-style-name="Standard">
      <style:text-properties officeooo:paragraph-rsid="00167bc2"/>
    </style:style>
    <style:style style:name="P6" style:family="paragraph" style:parent-style-name="Standard">
      <style:text-properties officeooo:paragraph-rsid="001a1881"/>
    </style:style>
    <style:style style:name="P7" style:family="paragraph" style:parent-style-name="Standard">
      <style:text-properties officeooo:rsid="001a1881" officeooo:paragraph-rsid="001a1881"/>
    </style:style>
    <style:style style:name="P8" style:family="paragraph" style:parent-style-name="Standard">
      <style:text-properties officeooo:rsid="001b5c97" officeooo:paragraph-rsid="001b5c97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b5c97" officeooo:paragraph-rsid="001b5c97"/>
    </style:style>
    <style:style style:name="P10" style:family="paragraph" style:parent-style-name="Standard">
      <style:paragraph-properties fo:break-before="page"/>
      <style:text-properties officeooo:rsid="001b5c97" officeooo:paragraph-rsid="001b5c97"/>
    </style:style>
    <style:style style:name="T1" style:family="text">
      <style:text-properties officeooo:rsid="00167bc2"/>
    </style:style>
    <style:style style:name="T2" style:family="text">
      <style:text-properties officeooo:rsid="00183aa9"/>
    </style:style>
    <style:style style:name="T3" style:family="text">
      <style:text-properties officeooo:rsid="001a1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Nmea gps ROS workspace</text:p>
      <text:p text:style-name="P2"><text:span text:style-name="T3">$ </text:span>sudo apt-get install ros-melodic-nmea-navsat-driver -y</text:p>
      <text:p text:style-name="P1">$ cd nmea_ws/</text:p>
      <text:p text:style-name="Standard">$ catkin_make</text:p>
      <text:p text:style-name="Standard"/>
      <text:p text:style-name="P2">//setup file 세팅</text:p>
      <text:p text:style-name="Standard">$ pwd</text:p>
      <text:p text:style-name="P1">$ nano ~/.bashrc</text:p>
      <text:p text:style-name="P2">$ source /pwd /devel.setup.bash 추가</text:p>
      <text:p text:style-name="P1"><text:s/></text:p>
      <text:p text:style-name="Standard">//<text:span text:style-name="T1">gps serial 세팅</text:span></text:p>
      <text:p text:style-name="Standard">$ sudo chmod -R 777 /dev/ttyUSB0 </text:p>
      <text:p text:style-name="Standard">$ sudo chmod -R 777 /dev/tty0</text:p>
      <text:p text:style-name="Standard"/>
      <text:p text:style-name="Standard">//<text:span text:style-name="T2">roslaunch 실행</text:span></text:p>
      <text:p text:style-name="Standard"><text:span text:style-name="T2">$ </text:span>roslaunch nmea_serial_driver.launch</text:p>
      <text:p text:style-name="Standard"/>
      <text:p text:style-name="Standard"/>
      <text:p text:style-name="Standard"/>
      <text:p text:style-name="P4">//<text:span text:style-name="T3">velodyne</text:span>gps ROS workspace</text:p>
      <text:p text:style-name="P7">$ sudo apt-get install ros-melodic-velodyne -y</text:p>
      <text:p text:style-name="P6">$ cd nmea_ws/</text:p>
      <text:p text:style-name="P6">$ catkin_make</text:p>
      <text:p text:style-name="P6"/>
      <text:p text:style-name="P4">//setup file 세팅</text:p>
      <text:p text:style-name="P6">$ pwd</text:p>
      <text:p text:style-name="P6">$ nano ~/.bashrc</text:p>
      <text:p text:style-name="P4">$ source /pwd /devel.setup.bash 추가</text:p>
      <text:p text:style-name="P6"><text:s/></text:p>
      <text:p text:style-name="P6">//<text:span text:style-name="T1">gps serial 세팅</text:span></text:p>
      <text:p text:style-name="P6">$ sudo chmod -R 777 /dev/ttyUSB0 </text:p>
      <text:p text:style-name="P6">$ sudo chmod -R 777 /dev/tty0</text:p>
      <text:p text:style-name="P6"/>
      <text:p text:style-name="P6">//<text:span text:style-name="T2">roslaunch 실행</text:span></text:p>
      <text:p text:style-name="P6"><text:span text:style-name="T2">$ </text:span>roslaunch nmea_serial_driver.launch</text:p>
      <text:p text:style-name="P6"/>
      <text:p text:style-name="P6"><text:a xlink:type="simple" xlink:href="https://wiki.ros.org/velodyne/Tutorials/Getting%20Started%20with%20the%20HDL-32E" text:style-name="Internet_20_link" text:visited-style-name="Visited_20_Internet_20_Link">https://wiki.ros.org/velodyne/Tutorials/Getting%20Started%20with%20the%20HDL-32E</text:a></text:p>
      <text:p text:style-name="P8">lidar ethernet ip: 192.168.1.12</text:p>
      <text:p text:style-name="P9"/>
      <text:p text:style-name="P10">ethernet setting</text:p>
      <text:p text:style-name="P8"><text:s/>ifconfig -eno1 check</text:p>
      <text:p text:style-name="P8"><text:s/>cd /etc/netplan</text:p>
      <text:p text:style-name="P8"><text:s/>2006 <text:s/>sudo nano 01-network-manager-all.yaml </text:p>
      <text:p text:style-name="P8"><text:s/>2007 <text:s/>sudo netplan apply </text:p>
      <text:p text:style-name="P8"/>
      <text:p text:style-name="P8"/>
      <text:p text:style-name="P8"><text:s/>hostname -l</text:p>
      <text:p text:style-name="P8"/>
      <text:p text:style-name="P8">ifocnifg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21:04:31.343158236</meta:creation-date>
    <dc:date>2020-12-15T23:50:30.205247915</dc:date>
    <meta:editing-duration>PT16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126" meta:character-count="858" meta:non-whitespace-character-count="762"/>
  </office:meta>
</office:document-meta>
</file>